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9d3" officeooo:paragraph-rsid="000c99d3"/>
    </style:style>
    <style:style style:name="P2" style:family="paragraph" style:parent-style-name="Standard">
      <style:text-properties officeooo:rsid="000f4ab7" officeooo:paragraph-rsid="000f4ab7"/>
    </style:style>
    <style:style style:name="P3" style:family="paragraph" style:parent-style-name="Standard">
      <style:text-properties officeooo:rsid="00103704" officeooo:paragraph-rsid="00103704"/>
    </style:style>
    <style:style style:name="P4" style:family="paragraph" style:parent-style-name="Standard">
      <style:text-properties officeooo:rsid="001798c0" officeooo:paragraph-rsid="001798c0"/>
    </style:style>
    <style:style style:name="P5" style:family="paragraph" style:parent-style-name="Standard">
      <style:text-properties officeooo:rsid="0017d6f7" officeooo:paragraph-rsid="0017d6f7"/>
    </style:style>
    <style:style style:name="P6" style:family="paragraph" style:parent-style-name="Standard">
      <style:text-properties officeooo:rsid="001e7f1e" officeooo:paragraph-rsid="001e7f1e"/>
    </style:style>
    <style:style style:name="P7" style:family="paragraph" style:parent-style-name="Standard">
      <style:text-properties officeooo:rsid="001fcabd" officeooo:paragraph-rsid="001fcabd"/>
    </style:style>
    <style:style style:name="T1" style:family="text">
      <style:text-properties officeooo:rsid="0010c793"/>
    </style:style>
    <style:style style:name="T2" style:family="text">
      <style:text-properties officeooo:rsid="0012a885"/>
    </style:style>
    <style:style style:name="T3" style:family="text">
      <style:text-properties officeooo:rsid="0017d6f7"/>
    </style:style>
    <style:style style:name="T4" style:family="text">
      <style:text-properties officeooo:rsid="0017df64"/>
    </style:style>
    <style:style style:name="T5" style:family="text">
      <style:text-properties officeooo:rsid="001fca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network automation</text:p>
      <text:p text:style-name="P1"/>
      <text:p text:style-name="P1"/>
      <text:p text:style-name="P1">enter console then </text:p>
      <text:p text:style-name="P1"/>
      <text:p text:style-name="P7">this is </text:p>
      <text:p text:style-name="P1"><text:span text:style-name="T5">sudo </text:span>nano /etc/network/interfaces</text:p>
      <text:p text:style-name="P1"/>
      <text:p text:style-name="P1">uncomment these 2</text:p>
      <text:p text:style-name="P1">auto eth0 iface eth0 inet dhcp</text:p>
      <text:p text:style-name="P1"/>
      <text:p text:style-name="P2">ubuntu rsys</text:p>
      <text:p text:style-name="P2"/>
      <text:p text:style-name="P2"/>
      <text:p text:style-name="P2">rsyslogd -v <text:s text:c="5"/>= show deets</text:p>
      <text:p text:style-name="P2"/>
      <text:p text:style-name="P2">systemctl start rsyslog</text:p>
      <text:p text:style-name="P2">systemctl enable rsyslog</text:p>
      <text:p text:style-name="P2"/>
      <text:p text:style-name="P2"/>
      <text:p text:style-name="P6">netstat -plan | grep tcp</text:p>
      <text:p text:style-name="P3">sudo nano /<text:span text:style-name="T1">etc/</text:span>rsyslog.conf</text:p>
      <text:p text:style-name="P3"/>
      <text:p text:style-name="P3">delete hash on lines <text:s/><text:span text:style-name="T2">see screenshots</text:span></text:p>
      <text:p text:style-name="P3"/>
      <text:p text:style-name="P3"/>
      <text:p text:style-name="P3">Please close your project or delete all the nodes running on the local server before changing the local server settings</text:p>
      <text:p text:style-name="P3"/>
      <text:p text:style-name="P3"/>
      <text:p text:style-name="P3"/>
      <text:p text:style-name="P4">192.168.122.6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outers nd shit conf</text:p>
      <text:p text:style-name="P4"/>
      <text:p text:style-name="P4">R<text:span text:style-name="T3">1:</text:span></text:p>
      <text:p text:style-name="P4"><text:soft-page-break/>conf t</text:p>
      <text:p text:style-name="P4">hostname R<text:span text:style-name="T3">1</text:span></text:p>
      <text:p text:style-name="P4">int g0/0</text:p>
      <text:p text:style-name="P4">no sh</text:p>
      <text:p text:style-name="P4">ip add 192.168.122.<text:span text:style-name="T3">67</text:span> 255.255.255.0</text:p>
      <text:p text:style-name="P4"/>
      <text:p text:style-name="P4"/>
      <text:p text:style-name="P4">R<text:span text:style-name="T4">2</text:span>:</text:p>
      <text:p text:style-name="P4">conf t</text:p>
      <text:p text:style-name="P4">hostname R<text:span text:style-name="T4">2</text:span></text:p>
      <text:p text:style-name="P4">int g0/0</text:p>
      <text:p text:style-name="P4">no sh</text:p>
      <text:p text:style-name="P4">ip add 192.168.122.<text:span text:style-name="T4">68</text:span> 255.255.255.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2:37:41.621208544</meta:creation-date>
    <dc:date>2021-04-28T13:36:28.774141706</dc:date>
    <meta:editing-duration>PT3H4M19S</meta:editing-duration>
    <meta:editing-cycles>9</meta:editing-cycles>
    <meta:generator>LibreOffice/7.1.2.2$Linux_X86_64 LibreOffice_project/10$Build-2</meta:generator>
    <meta:document-statistic meta:table-count="0" meta:image-count="0" meta:object-count="0" meta:page-count="2" meta:paragraph-count="28" meta:word-count="97" meta:character-count="589" meta:non-whitespace-character-count="512"/>
  </office:meta>
</office:document-meta>
</file>